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opacity-name="" draw:textarea-horizontal-align="justify" draw:textarea-vertical-align="middle" draw:auto-grow-height="false" fo:min-height="0.002cm" fo:min-width="0.194cm"/>
    </style:style>
    <style:style style:name="gr2" style:family="graphic" style:parent-style-name="standard">
      <style:graphic-properties svg:stroke-color="#000000" draw:opacity="0%" draw:opacity-name="" draw:textarea-horizontal-align="justify" draw:textarea-vertical-align="middle" draw:auto-grow-height="false" fo:min-height="0.15cm" fo:min-width="0.6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默认">
        <draw:custom-shape draw:style-name="gr1" draw:text-style-name="P1" draw:layer="layout" svg:width="1.1cm" svg:height="0.4cm" draw:transform="rotate (-2.55952534804971) translate (12.755cm 12.4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2.065cm 12.4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2.754cm 11.8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2.064cm 11.8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2.755cm 13.6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2.065cm 13.6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2.754cm 13.0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2.064cm 13.0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0.955cm 12.4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0.265cm 12.4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0.954cm 11.8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0.264cm 11.8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0.954cm 13.0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0.264cm 13.0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9.155cm 12.4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8.465cm 12.4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9.154cm 11.8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8.464cm 11.8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3.666cm" svg:y1="13.44cm" svg:x2="3.73cm" svg:y2="13.504cm">
          <text:p/>
        </draw:line>
        <draw:path draw:style-name="gr3" draw:text-style-name="P2" draw:layer="layout" svg:width="7.663cm" svg:height="10.8cm" draw:transform="skewX (0.002443460952792) rotate (-1.15383716849345) translate (13.3205884260197cm 9.02688773541608cm)" svg:viewBox="0 0 7664 10801" svg:d="M469 10648c207 114 368-148 278-351-208-471 480 48 285-525-70-205-264-306-187-575 79-276 95-565 32-865-65-311-19-647 84-948 44-127 253-695 384-357 62 159-273 587 103 486 211-57 355-269 443-490 136-338 517-123 419-554-57-254 99-472 213-679 182-331 580-402 781-779 140-263 221-567 521-702 316-143 687-60 1011-186 427-165 403-961 876-914 366 36 94 977 420 837 448-191 433-876 605-1331 172-456 309-929 503-1379 142-332 308-658 395-1019 144-596-293-198-475-36-228 203-553 232-784 426-236 198-98 802-610 628-360-121-142 401-382 429-542 63-292 947-958 701-257-95-464 297-723 366-278 75-436 274-664 392-193 100-296 308-422 481-138 192-242 400-382 587-157 213-322 406-524 594-229 212-502-65-651 363-74 209-302 377-282 597 27 285-103 481-188 707-109 288-408 541-347 867 51 272-42 531-172 750-191 323 69 617 29 927-28 223-100 441-4 650 112 243 359 375 440 633l-78 178-42 175 40 69">
          <text:p/>
        </draw:path>
        <draw:path draw:style-name="gr3" draw:text-style-name="P2" draw:layer="layout" svg:width="2.616cm" svg:height="0.835cm" draw:transform="skewX (0.00488692190558411) rotate (-0.295135176512242) translate (5.45973408001505cm 13.2089611272318cm)" svg:viewBox="0 0 2617 836" svg:d="M0 511c194-27 518-187 589 55 68 235 283 294 467 262 258-46 24-494 441-369 346 103 612-348 967-412l153-47">
          <text:p/>
        </draw:path>
        <draw:path draw:style-name="gr3" draw:text-style-name="P2" draw:layer="layout" svg:width="0.531cm" svg:height="0.25cm" svg:x="6.001cm" svg:y="13.734cm" svg:viewBox="0 0 532 251" svg:d="M0 77c166-81 460-160 532 111v63">
          <text:p/>
        </draw:path>
        <draw:path draw:style-name="gr3" draw:text-style-name="P2" draw:layer="layout" svg:width="1.538cm" svg:height="0.167cm" draw:transform="skewX (0.00994837673636767) rotate (-0.463035850554096) translate (10.1221525230045cm 14.7212892630068cm)" svg:viewBox="0 0 1539 168" svg:d="M0 3c409-36 783 279 1195 120l214-71 130-27">
          <text:p/>
        </draw:path>
        <draw:custom-shape draw:style-name="gr1" draw:text-style-name="P1" draw:layer="layout" svg:width="1.1cm" svg:height="0.4cm" draw:transform="rotate (-2.55952534804971) translate (12.755cm 12.4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2.065cm 12.4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2.754cm 11.8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2.064cm 11.8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2.755cm 13.6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2.065cm 13.6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2.754cm 13.0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2.064cm 13.0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0.955cm 12.4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0.265cm 12.4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0.954cm 11.8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0.264cm 11.8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0.954cm 13.0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0.264cm 13.0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9.155cm 12.4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8.465cm 12.4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9.154cm 11.8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8.464cm 11.8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2.755cm 11.2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2.065cm 11.2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2.754cm 10.6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2.064cm 10.6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0.955cm 11.2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0.265cm 11.2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0.954cm 10.6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0.264cm 10.6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9.155cm 11.2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8.465cm 11.2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9.154cm 10.6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8.464cm 10.6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2.755cm 11.2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2.065cm 11.2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2.754cm 10.6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2.064cm 10.6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0.955cm 11.2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0.265cm 11.2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0.954cm 10.6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0.264cm 10.6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9.155cm 11.2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8.465cm 11.2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9.154cm 10.6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8.464cm 10.6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2.755cm 10.0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2.065cm 10.0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2.754cm 9.4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2.064cm 9.4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0.955cm 10.0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0.265cm 10.0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0.954cm 9.4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0.264cm 9.4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9.155cm 10.0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8.465cm 10.0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9.154cm 9.4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8.464cm 9.4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2.755cm 10.0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2.065cm 10.0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2.754cm 9.4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2.064cm 9.4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0.955cm 10.0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0.265cm 10.0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10.954cm 9.4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10.264cm 9.4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9.155cm 10.0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8.465cm 10.0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1cm" svg:height="0.4cm" draw:transform="rotate (-2.55952534804971) translate (9.154cm 9.47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4cm" draw:transform="rotate (-2.53247274464377) translate (8.464cm 9.446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5:59:04.845838360</meta:creation-date>
    <dc:date>2016-11-02T17:12:18.851003130</dc:date>
    <meta:editing-duration>PT8M28S</meta:editing-duration>
    <meta:editing-cycles>1</meta:editing-cycles>
    <meta:document-statistic meta:object-count="89"/>
    <meta:generator>LibreOffice/5.1.2.2$Linux_X86_64 LibreOffice_project/10m0$Build-2</meta:generator>
  </office:meta>
</office:document-meta>
</file>